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treDoc" style:family="table">
      <style:table-properties style:width="7.303cm" table:align="left"/>
    </style:style>
    <style:style style:name="TitreDoc.A" style:family="table-column">
      <style:table-column-properties style:column-width="7.303cm"/>
    </style:style>
    <style:style style:name="P1" style:family="paragraph" style:parent-style-name="Standard">
      <style:text-properties officeooo:paragraph-rsid="001e75a6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style:font-style-asian="normal" style:font-style-complex="normal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4pt" officeooo:rsid="00107587" officeooo:paragraph-rsid="001e75a6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officeooo:rsid="00107587" officeooo:paragraph-rsid="001e75a6" style:font-size-asian="10.5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2pt" officeooo:rsid="001e75a6" officeooo:paragraph-rsid="001e75a6" style:font-size-asian="10.5pt" style:font-size-complex="12pt"/>
    </style:style>
    <style:style style:name="P6" style:family="paragraph" style:parent-style-name="Preformatted_20_Text">
      <style:paragraph-properties fo:text-align="justify" style:justify-single-word="false" fo:break-before="page"/>
      <style:text-properties style:font-name="Arial" fo:font-size="14pt" officeooo:rsid="00107587" officeooo:paragraph-rsid="001e75a6" style:font-size-asian="14pt" style:font-size-complex="14pt"/>
    </style:style>
    <style:style style:name="P7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07587" officeooo:paragraph-rsid="001e75a6" style:font-size-asian="10.5pt" style:font-size-complex="12pt"/>
    </style:style>
    <style:style style:name="P8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e75a6" officeooo:paragraph-rsid="001e75a6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color="#3399ff" style:font-name="Arial" fo:font-size="14pt" officeooo:rsid="00107587" officeooo:paragraph-rsid="001e75a6" style:font-name-asian="Courier New" style:font-size-asian="14pt" style:font-name-complex="Liberation Mono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Monospace" fo:font-size="10pt" fo:font-style="normal" style:text-underline-style="none" officeooo:rsid="001e75a6" officeooo:paragraph-rsid="001e75a6" style:font-size-asian="10pt" style:font-style-asian="normal" style:font-size-complex="12pt" style:font-style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style="normal" style:text-underline-style="none" style:font-size-asian="10pt" style:font-style-asian="normal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3399ff"/>
    </style:style>
    <style:style style:name="T2" style:family="text">
      <style:text-properties fo:color="#3399ff" officeooo:rsid="001e75a6"/>
    </style:style>
    <style:style style:name="T3" style:family="text">
      <style:text-properties officeooo:rsid="001e75a6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style:font-name="Monospace" fo:font-size="10pt" officeooo:rsid="001e75a6" style:font-size-asian="10pt"/>
    </style:style>
    <style:style style:name="T6" style:family="text">
      <style:text-properties style:font-name="Monospace" fo:font-size="10pt" officeooo:rsid="001f90f0" style:font-size-asian="10pt"/>
    </style:style>
    <style:style style:name="T7" style:family="text">
      <style:text-properties style:font-name="Monospace" fo:font-size="10pt" fo:font-style="normal" style:text-underline-style="none" officeooo:rsid="001e75a6" style:font-size-asian="10pt" style:font-style-asian="normal" style:font-style-complex="normal"/>
    </style:style>
    <style:style style:name="T8" style:family="text">
      <style:text-properties fo:color="#313739" style:font-name="Monospace" fo:font-size="10pt" style:font-size-asian="10pt"/>
    </style:style>
    <style:style style:name="T9" style:family="text">
      <style:text-properties officeooo:rsid="001f90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itreDoc" table:style-name="TitreDoc">
        <table:table-column table:style-name="TitreDoc.A"/>
        <table:table-row>
          <table:table-cell office:value-type="string">
            <text:p text:style-name="P9">Killian Le Page</text:p>
          </table:table-cell>
        </table:table-row>
        <table:table-row>
          <table:table-cell office:value-type="string">
            <text:p text:style-name="P9">Erwan Lenotte</text:p>
          </table:table-cell>
        </table:table-row>
        <table:table-row>
          <table:table-cell office:value-type="string">
            <text:p text:style-name="P9">M1 Info 2015-2016</text:p>
          </table:table-cell>
        </table:table-row>
      </table:table>
      <text:p text:style-name="P3"><text:tab/><text:span text:style-name="T1"><text:tab/></text:span><text:span text:style-name="T2">Manuel d'utilisation de JShellBook</text:span></text:p>
      <text:p text:style-name="P6">Sommaire</text:p>
      <text:p text:style-name="P3"><text:tab/><text:tab/>[À FAIRE SI NÉCESSAIRE]</text:p>
      <text:p text:style-name="P7"><text:tab/>I- <text:span text:style-name="T3">Lancement du programme</text:span></text:p>
      <text:p text:style-name="P4"/>
      <text:p text:style-name="P5">Pour lancer le programme….</text:p>
      <text:p text:style-name="P8">II- Format des exercices</text:p>
      <text:p text:style-name="P5"/>
      <text:p text:style-name="P5"><text:tab/>Si vous deviez écrire vous mêmes les exercices voici le format de fichier attendu (fichier au format xxxx.mkdown)</text:p>
      <text:p text:style-name="P5"/>
      <text:p text:style-name="P10"># <text:span text:style-name="T9">Nom de l'exercice</text:span></text:p>
      <text:p text:style-name="P2"><text:span text:style-name="T4">##</text:span><text:span text:style-name="T6">Nom de la question</text:span></text:p>
      <text:p text:style-name="P2"><text:span text:style-name="T5">une ou plusieurs lignes</text:span></text:p>
      <text:p text:style-name="P11">#<text:span text:style-name="T9">#</text:span> Question 2</text:p>
      <text:p text:style-name="P12"><text:span text:style-name="T7">Votre enoncé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9T20:44:12.109762886</dc:date>
    <dc:creator>Killian Vm</dc:creator>
    <meta:editing-duration>PT33M33S</meta:editing-duration>
    <meta:editing-cycles>3</meta:editing-cycles>
    <meta:generator>LibreOffice/4.3.3.2$Linux_X86_64 LibreOffice_project/430m0$Build-2</meta:generator>
    <meta:document-statistic meta:table-count="1" meta:image-count="0" meta:object-count="0" meta:page-count="4" meta:paragraph-count="15" meta:word-count="64" meta:character-count="391" meta:non-whitespace-character-count="336"/>
  </office:meta>
</office:document-meta>
</file>